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m">
        <table:table-row>
          <table:table-cell office:value-type="float" office:value="11">
            <text:p>11</text:p>
          </table:table-cell>
          <table:table-cell office:value-type="string">
            <text:p>https://fuelcycle.com/</text:p>
          </table:table-cell>
          <table:table-cell office:value-type="string">
            <text:p>A leading market research cloud, Fuel Cycle combines both qualitative and quantitative data to power real-time business decisions.</text:p>
          </table:table-cell>
          <table:table-cell office:value-type="string">
            <text:p>A leading market research cloud, Fuel Cycle combines both qualitative and quantitative data to power real-time business decisions.</text:p>
          </table:table-cell>
        </table:table-row>
        <table:table-row>
          <table:table-cell office:value-type="float" office:value="27215">
            <text:p>27215</text:p>
          </table:table-cell>
          <table:table-cell office:value-type="string">
            <text:p>https://fuelcycle.com/blog/</text:p>
          </table:table-cell>
          <table:table-cell office:value-type="string">
            <text:p>Get the latest advice, stories, and market research best practices - all in one place.</text:p>
          </table:table-cell>
          <table:table-cell office:value-type="string">
            <text:p>Get the latest advice, stories, and market research best practices - all in one place.</text:p>
          </table:table-cell>
        </table:table-row>
        <table:table-row>
          <table:table-cell office:value-type="float" office:value="26923">
            <text:p>26923</text:p>
          </table:table-cell>
          <table:table-cell office:value-type="string">
            <text:p>https://fuelcycle.com/become-a-partner/</text:p>
          </table:table-cell>
          <table:table-cell office:value-type="string">
            <text:p>The Fuel Cycle Partner Program fuels business growth for our partners and provides greater support for our end clients. With us, everyone wins and grows together.</text:p>
          </table:table-cell>
          <table:table-cell office:value-type="string">
            <text:p>The Fuel Cycle Partner Program fuels business growth for our partners and provides greater support for our end clients. With us, everyone wins and grows together.</text:p>
          </table:table-cell>
        </table:table-row>
        <table:table-row>
          <table:table-cell office:value-type="float" office:value="27009">
            <text:p>27009</text:p>
          </table:table-cell>
          <table:table-cell office:value-type="string">
            <text:p>https://fuelcycle.com/solutions/product-intelligence/</text:p>
          </table:table-cell>
          <table:table-cell office:value-type="string">
            <text:p>From customer insights to actionable intelligence, learn more on how Fuel Cycle's Market Research Cloud helps you to build products that win markets.</text:p>
          </table:table-cell>
          <table:table-cell office:value-type="string">
            <text:p>From customer insights to actionable intelligence, learn more on how Fuel Cycle's Market Research Cloud helps you to build products that win markets.</text:p>
          </table:table-cell>
        </table:table-row>
        <table:table-row>
          <table:table-cell office:value-type="float" office:value="27143">
            <text:p>27143</text:p>
          </table:table-cell>
          <table:table-cell office:value-type="string">
            <text:p>https://fuelcycle.com/about-us/</text:p>
          </table:table-cell>
          <table:table-cell office:value-type="string">
            <text:p>Get to know us and learn about the team behind Fuel Cycle, where we drive powerful qualitative and quantitative market insights that help with better decision-making.</text:p>
          </table:table-cell>
          <table:table-cell office:value-type="string">
            <text:p>Get to know us and learn about the team behind Fuel Cycle, where we drive powerful qualitative and quantitative market insights that help with better decision-making.</text:p>
          </table:table-cell>
        </table:table-row>
        <table:table-row>
          <table:table-cell office:value-type="float" office:value="27081">
            <text:p>27081</text:p>
          </table:table-cell>
          <table:table-cell office:value-type="string">
            <text:p>https://fuelcycle.com/solutions/brand-intelligence/</text:p>
          </table:table-cell>
          <table:table-cell office:value-type="string">
            <text:p>From driving continuous research to fostering authentic relationships that cultivate lasting brand trust, learn how Fuel Cycle can help you stay competitive.</text:p>
          </table:table-cell>
          <table:table-cell office:value-type="string">
            <text:p>From driving continuous research to fostering authentic relationships that cultivate lasting brand trust, learn how Fuel Cycle can help you stay competitive.</text:p>
          </table:table-cell>
        </table:table-row>
        <table:table-row>
          <table:table-cell office:value-type="float" office:value="27073">
            <text:p>27073</text:p>
          </table:table-cell>
          <table:table-cell office:value-type="string">
            <text:p>https://fuelcycle.com/solutions/advertising-intelligence/</text:p>
          </table:table-cell>
          <table:table-cell office:value-type="string">
            <text:p>Effective advertising research is a must for brands. Find out how Fuel Cycle's continuous insights technology can deliver consistent and measurable results.</text:p>
          </table:table-cell>
          <table:table-cell office:value-type="string">
            <text:p>Effective advertising research is a must for brands. Find out how Fuel Cycle's continuous insights technology can deliver consistent and measurable results.</text:p>
          </table:table-cell>
        </table:table-row>
        <table:table-row>
          <table:table-cell office:value-type="float" office:value="28335">
            <text:p>28335</text:p>
          </table:table-cell>
          <table:table-cell office:value-type="string">
            <text:p>https://fuelcycle.com/california-notice/</text:p>
          </table:table-cell>
          <table:table-cell office:value-type="string">
            <text:p>Learn about how we collect your personal information. We comply with our obligations under the California Consumer Privacy Act of 2018 (CCPA).</text:p>
          </table:table-cell>
          <table:table-cell office:value-type="string">
            <text:p>Learn about how we collect your personal information. We comply with our obligations under the California Consumer Privacy Act of 2018 (CCPA).</text:p>
          </table:table-cell>
        </table:table-row>
        <table:table-row>
          <table:table-cell office:value-type="float" office:value="27240">
            <text:p>27240</text:p>
          </table:table-cell>
          <table:table-cell office:value-type="string">
            <text:p>https://fuelcycle.com/contact/</text:p>
          </table:table-cell>
          <table:table-cell office:value-type="string">
            <text:p>Contact us to access actionable insights for the entire business group with Fuel Cycle’s Research Lifecycle Solution™.</text:p>
          </table:table-cell>
          <table:table-cell office:value-type="string">
            <text:p>Contact us to access actionable insights for the entire business group with Fuel Cycle’s Research Lifecycle Solution™.</text:p>
          </table:table-cell>
        </table:table-row>
        <table:table-row>
          <table:table-cell office:value-type="float" office:value="27243">
            <text:p>27243</text:p>
          </table:table-cell>
          <table:table-cell office:value-type="string">
            <text:p>https://fuelcycle.com/request-a-demo/</text:p>
          </table:table-cell>
          <table:table-cell office:value-type="string">
            <text:p>Move beyond research that substitutes data gathering for customer intimacy, product leadership, and operational excellence. Request a demo today.</text:p>
          </table:table-cell>
          <table:table-cell office:value-type="string">
            <text:p>Move beyond research that substitutes data gathering for customer intimacy, product leadership, and operational excellence. Request a demo today.</text:p>
          </table:table-cell>
        </table:table-row>
        <table:table-row>
          <table:table-cell office:value-type="float" office:value="26475">
            <text:p>26475</text:p>
          </table:table-cell>
          <table:table-cell office:value-type="string">
            <text:p>https://fuelcycle.com/market-research-cloud/</text:p>
          </table:table-cell>
          <table:table-cell office:value-type="string">
            <text:p>Know more about the Ultimate Agile Insights Platform that is part of Fuel Cycle's Market Research Cloud.</text:p>
          </table:table-cell>
          <table:table-cell office:value-type="string">
            <text:p>Know more about the Ultimate Agile Insights Platform that is part of Fuel Cycle's Market Research Cloud.</text:p>
          </table:table-cell>
        </table:table-row>
        <table:table-row>
          <table:table-cell office:value-type="float" office:value="27112">
            <text:p>27112</text:p>
          </table:table-cell>
          <table:table-cell office:value-type="string">
            <text:p>https://fuelcycle.com/solutions/market-intelligence/</text:p>
          </table:table-cell>
          <table:table-cell office:value-type="string">
            <text:p>Retail technology has changed the industry and decoding purchase drivers has become challenging. See how you can gain a competitive edge with shopper insights.</text:p>
          </table:table-cell>
          <table:table-cell office:value-type="string">
            <text:p>Retail technology has changed the industry and decoding purchase drivers has become challenging. See how you can gain a competitive edge with shopper insights.</text:p>
          </table:table-cell>
        </table:table-row>
        <table:table-row>
          <table:table-cell office:value-type="float" office:value="26820">
            <text:p>26820</text:p>
          </table:table-cell>
          <table:table-cell office:value-type="string">
            <text:p>https://fuelcycle.com/customer-stories/</text:p>
          </table:table-cell>
          <table:table-cell office:value-type="string">
            <text:p>Learn how Fuel Cycle solutions has helped world-class enterprises drive market research impact through actionable insights.</text:p>
          </table:table-cell>
          <table:table-cell office:value-type="string">
            <text:p>Learn how Fuel Cycle solutions has helped world-class enterprises drive market research impact through actionable insights.</text:p>
          </table:table-cell>
        </table:table-row>
        <table:table-row>
          <table:table-cell office:value-type="float" office:value="27098">
            <text:p>27098</text:p>
          </table:table-cell>
          <table:table-cell office:value-type="string">
            <text:p>https://fuelcycle.com/solutions/digital-intelligence/</text:p>
          </table:table-cell>
          <table:table-cell office:value-type="string">
            <text:p>Top brands trust Fuel Cycle’s technology to power product research for digital experiences that deliver. You can too.</text:p>
          </table:table-cell>
          <table:table-cell office:value-type="string">
            <text:p>Top brands trust Fuel Cycle’s technology to power product research for digital experiences that deliver. You can too.</text:p>
          </table:table-cell>
        </table:table-row>
        <table:table-row>
          <table:table-cell office:value-type="float" office:value="736">
            <text:p>736</text:p>
          </table:table-cell>
          <table:table-cell office:value-type="string">
            <text:p>https://fuelcycle.com/events-webinars/</text:p>
          </table:table-cell>
          <table:table-cell office:value-type="string">
            <text:p>Check out Fuel Cycle's previous event recordings for access to premier insights at your convenience.</text:p>
          </table:table-cell>
          <table:table-cell office:value-type="string">
            <text:p>Check out Fuel Cycle's previous event recordings for access to premier insights at your convenience.</text:p>
          </table:table-cell>
        </table:table-row>
        <table:table-row>
          <table:table-cell office:value-type="float" office:value="7844">
            <text:p>7844</text:p>
          </table:table-cell>
          <table:table-cell office:value-type="string">
            <text:p>https://fuelcycle.com/legal/</text:p>
          </table:table-cell>
          <table:table-cell office:value-type="string">
            <text:p>All of Fuel Cycle's legal policies and terms in one place.</text:p>
          </table:table-cell>
          <table:table-cell office:value-type="string">
            <text:p>All of Fuel Cycle's legal policies and terms in one place.</text:p>
          </table:table-cell>
        </table:table-row>
        <table:table-row>
          <table:table-cell office:value-type="float" office:value="8056">
            <text:p>8056</text:p>
          </table:table-cell>
          <table:table-cell office:value-type="string">
            <text:p>https://fuelcycle.com/compliance/</text:p>
          </table:table-cell>
          <table:table-cell office:value-type="string">
            <text:p>Fuel Cycle's ecosystem of products and solutions regularly undergo independent verification to remain compliant and achieve certifications to earn your trust.</text:p>
          </table:table-cell>
          <table:table-cell office:value-type="string">
            <text:p>Fuel Cycle's ecosystem of products and solutions regularly undergo independent verification to remain compliant and achieve certifications to earn your trust.</text:p>
          </table:table-cell>
        </table:table-row>
        <table:table-row>
          <table:table-cell office:value-type="float" office:value="8717">
            <text:p>8717</text:p>
          </table:table-cell>
          <table:table-cell office:value-type="string">
            <text:p>https://fuelcycle.com/legal/privacy-policy/</text:p>
          </table:table-cell>
          <table:table-cell office:value-type="string">
            <text:p>This privacy policy shows how Fuel Cycle uses user data collected through all digital formats when you visit their website and sub-domains.</text:p>
          </table:table-cell>
          <table:table-cell office:value-type="string">
            <text:p>This privacy policy shows how Fuel Cycle uses user data collected through all digital formats when you visit their website and sub-domains.</text:p>
          </table:table-cell>
        </table:table-row>
        <table:table-row>
          <table:table-cell office:value-type="float" office:value="26951">
            <text:p>26951</text:p>
          </table:table-cell>
          <table:table-cell office:value-type="string">
            <text:p>https://fuelcycle.com/solutions/</text:p>
          </table:table-cell>
          <table:table-cell office:value-type="string">
            <text:p>Fuel Cycle enables every team to ignite action. Explore actionable business intelligence for the entire enterprise.</text:p>
          </table:table-cell>
          <table:table-cell office:value-type="string">
            <text:p>Fuel Cycle enables every team to ignite action. Explore actionable business intelligence for the entire enterprise.</text:p>
          </table:table-cell>
        </table:table-row>
        <table:table-row>
          <table:table-cell office:value-type="float" office:value="27218">
            <text:p>27218</text:p>
          </table:table-cell>
          <table:table-cell office:value-type="string">
            <text:p>https://fuelcycle.com/newsroom/</text:p>
          </table:table-cell>
          <table:table-cell office:value-type="string">
            <text:p>Find out more about the latest news and trends driving the market research sector.</text:p>
          </table:table-cell>
          <table:table-cell office:value-type="string">
            <text:p>Find out more about the latest news and trends driving the market research sector.</text:p>
          </table:table-cell>
        </table:table-row>
        <table:table-row>
          <table:table-cell office:value-type="float" office:value="26736">
            <text:p>26736</text:p>
          </table:table-cell>
          <table:table-cell office:value-type="string">
            <text:p>https://fuelcycle.com/community/</text:p>
          </table:table-cell>
          <table:table-cell office:value-type="string">
            <text:p>Grow your brand and research community with Fuel Cycle's Community, the ultimate customer panel platform for brands to identify and track market behaviors.</text:p>
          </table:table-cell>
          <table:table-cell office:value-type="string">
            <text:p>Grow your brand and research community with Fuel Cycle's Community, the ultimate customer panel platform for brands to identify and track market behaviors.</text:p>
          </table:table-cell>
        </table:table-row>
        <table:table-row>
          <table:table-cell office:value-type="float" office:value="27224">
            <text:p>27224</text:p>
          </table:table-cell>
          <table:table-cell office:value-type="string">
            <text:p>https://fuelcycle.com/education/</text:p>
          </table:table-cell>
          <table:table-cell office:value-type="string">
            <text:p>Discover the best practices in market research and gain insights on the future of critical industries from technology to healthcare and finance.</text:p>
          </table:table-cell>
          <table:table-cell office:value-type="string">
            <text:p>Discover the best practices in market research and gain insights on the future of critical industries from technology to healthcare and finance.</text:p>
          </table:table-cell>
        </table:table-row>
        <table:table-row>
          <table:table-cell office:value-type="float" office:value="26682">
            <text:p>26682</text:p>
          </table:table-cell>
          <table:table-cell office:value-type="string">
            <text:p>https://fuelcycle.com/ignition/</text:p>
          </table:table-cell>
          <table:table-cell office:value-type="string">
            <text:p>Get to know Ignition, Fuel Cycle's solution with advanced insights methodologies that deliver real-world intelligence.</text:p>
          </table:table-cell>
          <table:table-cell office:value-type="string">
            <text:p>Get to know Ignition, Fuel Cycle's solution with advanced insights methodologies that deliver real-world intelligence.</text:p>
          </table:table-cell>
        </table:table-row>
        <table:table-row>
          <table:table-cell office:value-type="float" office:value="26641">
            <text:p>26641</text:p>
          </table:table-cell>
          <table:table-cell office:value-type="string">
            <text:p>https://fuelcycle.com/live/</text:p>
          </table:table-cell>
          <table:table-cell office:value-type="string">
            <text:p>Check out Fuel Cycle's Live, an enterprise-grade online focus group and in-depth interview solution for frictionless connections between people and brands.</text:p>
          </table:table-cell>
          <table:table-cell office:value-type="string">
            <text:p>Check out Fuel Cycle's Live, an enterprise-grade online focus group and in-depth interview solution for frictionless connections between people and brands.</text:p>
          </table:table-cell>
        </table:table-row>
        <table:table-row>
          <table:table-cell office:value-type="float" office:value="501">
            <text:p>501</text:p>
          </table:table-cell>
          <table:table-cell office:value-type="string">
            <text:p>https://fuelcycle.com/resource-hub/</text:p>
          </table:table-cell>
          <table:table-cell office:value-type="string">
            <text:p>Stay up to date with the latest news, resources, trends, and insights in the market research space.</text:p>
          </table:table-cell>
          <table:table-cell office:value-type="string">
            <text:p>Stay up to date with the latest news, resources, trends, and insights in the market research space.</text:p>
          </table:table-cell>
        </table:table-row>
        <table:table-row>
          <table:table-cell office:value-type="float" office:value="26539">
            <text:p>26539</text:p>
          </table:table-cell>
          <table:table-cell office:value-type="string">
            <text:p>https://fuelcycle.com/fc-exchange/</text:p>
          </table:table-cell>
          <table:table-cell office:value-type="string">
            <text:p>The Fuel Cycle Exchange connects all of your market research tools and centralizes data in one comprehensive dashboard. Learn how you can benefit from it.</text:p>
          </table:table-cell>
          <table:table-cell office:value-type="string">
            <text:p>The Fuel Cycle Exchange connects all of your market research tools and centralizes data in one comprehensive dashboard. Learn how you can benefit from it.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2-10-26T10:41:33+08:00</meta:creation-date>
  </office:meta>
</office:document-meta>
</file>